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19"/>
      <text:p text:style-name="P19">Sun 5/14/2017 <text:span text:style-name="T1">3 miles</text:span></text:p>
      <text:p text:style-name="P19">I ran 3 miles on hilly roads and grass and averaged 9:35/mile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4T22:08:04.45</dc:date>
    <dc:creator>James Lombardi</dc:creator>
    <meta:editing-duration>P1DT3H20M25S</meta:editing-duration>
    <meta:editing-cycles>203</meta:editing-cycles>
    <meta:document-statistic meta:table-count="0" meta:image-count="0" meta:object-count="0" meta:page-count="9" meta:paragraph-count="191" meta:word-count="2535" meta:character-count="12370"/>
  </office:meta>
</office:document-meta>
</file>